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0.451cm" fo:min-width="19.947cm"/>
    </style:style>
    <style:style style:name="gr2" style:family="graphic" style:parent-style-name="standard">
      <style:graphic-properties draw:stroke="solid" draw:stroke-dash="_33__20_Dashes_20_3_20_Dots_20__28_var_29_"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238cm" fo:min-width="1.975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2cm" draw:marker-end-width="0.322cm" draw:fill="none" draw:textarea-horizontal-align="justify" draw:textarea-vertical-align="middle" draw:auto-grow-height="false" fo:min-height="0.433cm" fo:min-width="1.987cm" fo:padding-top="0.166cm" fo:padding-bottom="0.166cm" fo:padding-left="0.291cm" fo:padding-right="0.2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517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318cm"/>
    </style:style>
    <style:style style:name="gr7" style:family="graphic" style:parent-style-name="objectwithoutfill">
      <style:graphic-properties draw:stroke="dash" draw:stroke-dash="_32__20_Dots_20_1_20_Dash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47cm" svg:height="20.701cm" svg:x="0.365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27cm" svg:height="2.54cm" svg:x="1.023cm" svg:y="16.2cm">
          <text:p text:style-name="P2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54cm" svg:height="1.397cm" svg:x="1.005cm" svg:y="19.74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4" draw:text-style-name="P5" draw:layer="layout" svg:width="3.017cm" svg:height="0.962cm" svg:x="0.904cm" svg:y="21.395cm">
          <draw:text-box>
            <text:p>A, B, MK</text:p>
          </draw:text-box>
        </draw:frame>
        <draw:line draw:style-name="gr5" draw:text-style-name="P4" draw:layer="layout" svg:x1="6.247cm" svg:y1="3.54cm" svg:x2="2.31cm" svg:y2="7.35cm">
          <text:p/>
        </draw:line>
        <draw:line draw:style-name="gr5" draw:text-style-name="P4" draw:layer="layout" svg:x1="2.275cm" svg:y1="18.728cm" svg:x2="2.275cm" svg:y2="19.744cm">
          <text:p/>
        </draw:line>
        <draw:custom-shape draw:style-name="gr3" draw:text-style-name="P4" draw:layer="layout" svg:width="2.54cm" svg:height="1.397cm" svg:x="14.97cm" svg:y="14.754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5" draw:layer="layout" svg:width="2.818cm" svg:height="0.962cm" svg:x="15.374cm" svg:y="16.421cm">
          <draw:text-box>
            <text:p>d, MO</text:p>
          </draw:text-box>
        </draw:frame>
        <draw:line draw:style-name="gr5" draw:text-style-name="P4" draw:layer="layout" svg:x1="16.24cm" svg:y1="13.738cm" svg:x2="16.24cm" svg:y2="14.754cm">
          <text:p/>
        </draw:line>
        <draw:custom-shape draw:style-name="gr3" draw:text-style-name="P4" draw:layer="layout" svg:width="2.54cm" svg:height="1.397cm" svg:x="17.51cm" svg:y="5.826cm">
          <text:p/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5" draw:layer="layout" svg:width="2.818cm" svg:height="0.962cm" svg:x="17.632cm" svg:y="7.493cm">
          <draw:text-box>
            <text:p>Z, E</text:p>
          </draw:text-box>
        </draw:frame>
        <draw:line draw:style-name="gr5" draw:text-style-name="P4" draw:layer="layout" svg:x1="18.78cm" svg:y1="3.54cm" svg:x2="18.78cm" svg:y2="5.826cm">
          <text:p/>
        </draw:line>
        <draw:custom-shape draw:style-name="gr2" draw:text-style-name="P3" draw:layer="layout" svg:width="2.527cm" svg:height="2.54cm" svg:x="9.943cm" svg:y="16.2cm">
          <text:p text:style-name="P2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1.023cm" svg:y="7.38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9.9cm" svg:y="7.35cm">
          <text:p text:style-name="P2">6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6.133cm" svg:y="2.24cm">
          <text:p text:style-name="P2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15.053cm" svg:y="2.24cm">
          <text:p text:style-name="P2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15.053cm" svg:y="11.16cm">
          <text:p text:style-name="P2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527cm" svg:height="2.54cm" svg:x="6.163cm" svg:y="11.16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5.048cm" svg:y1="3.54cm" svg:x2="11.111cm" svg:y2="7.35cm">
          <text:p/>
        </draw:line>
        <draw:line draw:style-name="gr5" draw:text-style-name="P4" draw:layer="layout" svg:x1="15.049cm" svg:y1="12.34cm" svg:x2="11.112cm" svg:y2="16.15cm">
          <text:p/>
        </draw:line>
        <draw:line draw:style-name="gr7" draw:text-style-name="P4" draw:layer="layout" svg:x1="6.15cm" svg:y1="12.34cm" svg:x2="2.213cm" svg:y2="16.15cm">
          <text:p/>
        </draw:line>
        <draw:line draw:style-name="gr5" draw:text-style-name="P4" draw:layer="layout" svg:x1="2.31cm" svg:y1="9.89cm" svg:x2="2.31cm" svg:y2="16.24cm">
          <text:p/>
        </draw:line>
        <draw:line draw:style-name="gr5" draw:text-style-name="P4" draw:layer="layout" svg:x1="11.11cm" svg:y1="9.89cm" svg:x2="11.11cm" svg:y2="16.24cm">
          <text:p/>
        </draw:line>
        <draw:line draw:style-name="gr5" draw:text-style-name="P4" draw:layer="layout" svg:x1="16.31cm" svg:y1="4.79cm" svg:x2="16.31cm" svg:y2="11.14cm">
          <text:p/>
        </draw:line>
        <draw:line draw:style-name="gr7" draw:text-style-name="P4" draw:layer="layout" svg:x1="7.41cm" svg:y1="4.79cm" svg:x2="7.41cm" svg:y2="11.14cm">
          <text:p/>
        </draw:line>
        <draw:line draw:style-name="gr5" draw:text-style-name="P4" draw:layer="layout" svg:x1="3.58cm" svg:y1="17.51cm" svg:x2="9.93cm" svg:y2="17.51cm">
          <text:p/>
        </draw:line>
        <draw:line draw:style-name="gr5" draw:text-style-name="P4" draw:layer="layout" svg:x1="3.58cm" svg:y1="8.61cm" svg:x2="9.93cm" svg:y2="8.61cm">
          <text:p/>
        </draw:line>
        <draw:line draw:style-name="gr5" draw:text-style-name="P4" draw:layer="layout" svg:x1="8.68cm" svg:y1="3.51cm" svg:x2="15.03cm" svg:y2="3.51cm">
          <text:p/>
        </draw:line>
        <draw:line draw:style-name="gr7" draw:text-style-name="P4" draw:layer="layout" svg:x1="8.68cm" svg:y1="12.41cm" svg:x2="15.03cm" svg:y2="12.41cm">
          <text:p/>
        </draw:line>
        <draw:line draw:style-name="gr5" draw:text-style-name="P4" draw:layer="layout" svg:x1="18.78cm" svg:y1="3.54cm" svg:x2="17.637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01T00:11:51.336765239</dc:date>
    <meta:editing-duration>PT3H28M18S</meta:editing-duration>
    <meta:editing-cycles>12</meta:editing-cycles>
    <meta:generator>LibreOffice/5.4.6.2$Linux_X86_64 LibreOffice_project/40m0$Build-2</meta:generator>
    <meta:document-statistic meta:object-count="31"/>
  </office:meta>
</office:document-meta>
</file>